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5763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17f70c" officeooo:paragraph-rsid="0017f70c"/>
    </style:style>
    <style:style style:name="P9" style:family="paragraph" style:parent-style-name="Table_20_Contents">
      <style:text-properties officeooo:rsid="001920cf" officeooo:paragraph-rsid="001920cf"/>
    </style:style>
    <style:style style:name="P10" style:family="paragraph" style:parent-style-name="Table_20_Contents">
      <style:text-properties officeooo:rsid="001b9180" officeooo:paragraph-rsid="001b9180"/>
    </style:style>
    <style:style style:name="P11" style:family="paragraph" style:parent-style-name="Table_20_Contents">
      <style:text-properties officeooo:rsid="001d4cad" officeooo:paragraph-rsid="001d4cad"/>
    </style:style>
    <style:style style:name="P12" style:family="paragraph" style:parent-style-name="Table_20_Contents">
      <style:text-properties officeooo:rsid="001d9f89" officeooo:paragraph-rsid="001d9f89"/>
    </style:style>
    <style:style style:name="P13" style:family="paragraph" style:parent-style-name="Table_20_Contents">
      <style:text-properties officeooo:rsid="001e9b9b" officeooo:paragraph-rsid="001e9b9b"/>
    </style:style>
    <style:style style:name="P14" style:family="paragraph" style:parent-style-name="Table_20_Contents">
      <style:text-properties officeooo:rsid="00202ad7" officeooo:paragraph-rsid="00202ad7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9f89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1. Herramientas de administración básic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Adrián de la Torre Rodrígu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30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No, porque mis dudas han surgido durante la sesión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4">Creación de usuarios y modificación de sus parámetros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4">Ninguna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1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#!/bin/bash</text:p>
            <text:p text:style-name="P9"></text:p>
            <text:p text:style-name="P9">cp /fenix/depar/lsi/UML/*.gz /tmp</text:p>
            <text:p text:style-name="P9"></text:p>
            <text:p text:style-name="P9">gunzip /tmp/*.gz</text:p>
            <text:p text:style-name="P9"></text:p>
            <text:p text:style-name="P9">cd /tmp</text:p>
            <text:p text:style-name="P9"></text:p>
            <text:p text:style-name="P9">./kernel32-3.0.4 ubda=./Fedora14-x86-root_fs mem=1024m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He creado tres usuarios con la orden useradd: “adrian”, “adri”, “pepe”.</text:p>
            <text:p text:style-name="P11">Por ejemplo cambio el valor por defecto de “pepe” de debloqueado a bloqueado con el comando:</text:p>
            <text:p text:style-name="P11">usermod -L pepe</text:p>
            <text:p text:style-name="P11">Para borrar un usuario utilizo: userdel pepe. Se queda su carpeta personal en el directorio home.</text:p>
            <text:p text:style-name="P10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Creo dos grupos: “clase” y “profesores” con la orden: groupadd clase y groupadd profesores</text:p>
            <text:p text:style-name="P11">Asigno el usuario adri al grupo clase con la orden: gpasswd -a adri clase</text:p>
            <text:p text:style-name="P11">Asigno el usuario <text:span text:style-name="T3">paco</text:span> al <text:span text:style-name="T3">grupo</text:span> profesores <text:s/>con la orden: gpasswd -a <text:span text:style-name="T3">paco profesores</text:span></text:p>
            <text:p text:style-name="P12">Si estoy conectado como paco y uso la orden id me aparece: uid=502(paco) gid=502(paco) groups=502(paco),504(profesores)</text:p>
            <text:p text:style-name="P12">Si estoy conectado como root y uso la orden id me aparece: uid=0(root) gid=0(root) <text:soft-page-break/>groups=0(root),1(bin),2(daemon),3(sys),4(adm),6(disk),10(wheel)</text:p>
            <text:p text:style-name="P12">Aparecen todos los grupos en que esta root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8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3">Podría guardar la informacion temporal en un directorio que se llamase /tmp dentro del directorio /sbin que es donde se guardan todas las utilidades para el modo root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10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3">Ejecuto /etc/fstab y me dice que no tengo permiso.</text:p>
            <text:p text:style-name="P13">Me doy privilegios con la orden chmod u+wxr /etc/fstab</text:p>
            <text:p text:style-name="P13">Vuelvo a ejecutar /etc/fstab y aparece:</text:p>
            <text:p text:style-name="P13">/etc/fstab: line 4: /: is a directory</text:p>
            <text:p text:style-name="P13">/etc/fstab: line 5: tmpfs: command not found</text:p>
            <text:p text:style-name="P13">/etc/fstab: line 6: tmp: command not found</text:p>
            <text:p text:style-name="P13">/etc/fstab: line 7: devpts: command not found</text:p>
            <text:p text:style-name="P13">/etc/fstab: line 8: sysfs: command not found</text:p>
            <text:p text:style-name="P13">/etc/fstab: line 9: proc: command not found</text:p>
            <text:p text:style-name="P13"/>
            <text:p text:style-name="P13">Si lo abro con gedit tiene escrito:</text:p>
            <text:p text:style-name="P13">#</text:p>
            <text:p text:style-name="P13"># <text:s/>Lethe <text:s/>has mounted the root file system in ram</text:p>
            <text:p text:style-name="P13">#</text:p>
            <text:p text:style-name="P13"># <text:s/>This fstab is in ram and the real fstab can be found /ro/etc/fstab</text:p>
            <text:p text:style-name="P13"># <text:s/>the root file system ' / ' has been removed.</text:p>
            <text:p text:style-name="P13"># <text:s/>All Swap files have been removed. </text:p>
            <text:p text:style-name="P13"><text:soft-page-break/>#</text:p>
            <text:p text:style-name="P13"><text:s/></text:p>
            <text:p text:style-name="P13"># /etc/fstab: static file system information.</text:p>
            <text:p text:style-name="P13">#</text:p>
            <text:p text:style-name="P13"># Use 'blkid' to print the universally unique identifier for a</text:p>
            <text:p text:style-name="P13"># device; this may be used with UUID= as a more robust way to name devices</text:p>
            <text:p text:style-name="P13"># that works even if disks are added and removed. See fstab(5).</text:p>
            <text:p text:style-name="P13">#</text:p>
            <text:p text:style-name="P13"># &lt;file system&gt; &lt;mount point&gt; <text:s text:c="2"/>&lt;type&gt; <text:s/>&lt;options&gt; <text:s text:c="6"/>&lt;dump&gt; <text:s/>&lt;pass&gt;</text:p>
            <text:p text:style-name="P13">/dev/sda3 /ro ext2 ro,relatime 0 0</text:p>
            <text:p text:style-name="Table_20_Contents"/>
            <text:p text:style-name="P13">Según el manual, fstab da información estática de los archivos del sistema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4</meta:editing-cycles>
    <meta:creation-date>2011-10-05T09:46:35.67</meta:creation-date>
    <meta:editing-duration>PT21H46M47S</meta:editing-duration>
    <meta:generator>LibreOffice/4.2.3.3$Linux_x86 LibreOffice_project/420m0$Build-3</meta:generator>
    <dc:date>2015-10-01T13:15:25.508130392</dc:date>
    <meta:print-date>2011-10-06T10:39:21.37</meta:print-date>
    <meta:document-statistic meta:table-count="11" meta:image-count="1" meta:object-count="0" meta:page-count="4" meta:paragraph-count="68" meta:word-count="531" meta:character-count="3264" meta:non-whitespace-character-count="2739"/>
    <meta:user-defined meta:name="Información 1"/>
    <meta:user-defined meta:name="Información 2"/>
    <meta:user-defined meta:name="Información 3"/>
    <meta:user-defined meta:name="Información 4"/>
  </office:meta>
</office:document-meta>
</file>